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80000001829CA73B1.png"/>
  <manifest:file-entry manifest:media-type="image/gif" manifest:full-path="Pictures/10000200000000100000001076202CC1.gif"/>
  <manifest:file-entry manifest:media-type="image/gif" manifest:full-path="Pictures/100002000000001000000010616DDE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stroke="none" svg:stroke-color="#000000" draw:fill="none" draw:fill-color="#ffffff" fo:min-height="7.5cm"/>
    </style:style>
    <style:style style:name="gr5" style:family="graphic" style:parent-style-name="standard">
      <style:graphic-properties draw:stroke="none" svg:stroke-color="#000000" draw:fill="none" draw:fill-color="#ffffff" fo:min-height="7.75cm"/>
    </style:style>
    <style:style style:name="gr6" style:family="graphic" style:parent-style-name="standard">
      <style:graphic-properties draw:stroke="none" svg:stroke-color="#000000" draw:fill="none" draw:fill-color="#ffffff" fo:min-height="8.25cm"/>
    </style:style>
    <style:style style:name="gr7" style:family="graphic" style:parent-style-name="standard">
      <style:graphic-properties draw:stroke="none" svg:stroke-color="#000000" draw:fill="none" draw:fill-color="#ffffff" fo:min-height="8.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9cm" svg:height="1.25cm" svg:x="1.339cm" svg:y="2.169cm">
          <draw:text-box>
            <text:p text:style-name="P1">Liste de vos pages</text:p>
          </draw:text-box>
        </draw:frame>
        <draw:line draw:style-name="gr2" draw:text-style-name="P2" draw:layer="layout" svg:x1="1.339cm" svg:y1="6.169cm" svg:x2="24.339cm" svg:y2="6.169cm">
          <text:p text:style-name="P1"/>
        </draw:line>
        <draw:frame draw:style-name="gr3" draw:text-style-name="P1" draw:layer="layout" svg:width="3cm" svg:height="0.963cm" svg:x="1.339cm" svg:y="5.169cm">
          <draw:text-box>
            <text:p text:style-name="P1">Titre</text:p>
          </draw:text-box>
        </draw:frame>
        <draw:frame draw:style-name="gr1" draw:text-style-name="P1" draw:layer="layout" svg:width="2.5cm" svg:height="1.25cm" svg:x="22.139cm" svg:y="5.169cm">
          <draw:text-box>
            <text:p text:style-name="P1">Action</text:p>
          </draw:text-box>
        </draw:frame>
        <draw:frame draw:style-name="gr4" draw:text-style-name="P1" draw:layer="layout" svg:width="5.5cm" svg:height="8.083cm" svg:x="1.339cm" svg:y="6.569cm">
          <draw:text-box>
            <text:p text:style-name="P1">Ma page n° 01</text:p>
            <text:p text:style-name="P1">Ma page n° 02</text:p>
            <text:p text:style-name="P1">Ma page n° 03</text:p>
            <text:p text:style-name="P1">Ma page n° 04</text:p>
            <text:p text:style-name="P1">Ma page n° 05</text:p>
            <text:p text:style-name="P1">Ma page n° 06</text:p>
            <text:p text:style-name="P1">Ma page n° 07</text:p>
            <text:p text:style-name="P1">Ma page n° 08</text:p>
            <text:p text:style-name="P1">Ma page n° 09</text:p>
            <text:p text:style-name="P1">Ma page n° 10</text:p>
            <text:p text:style-name="P1">Ma page n° 11</text:p>
          </draw:text-box>
        </draw:frame>
        <draw:frame draw:style-name="gr1" draw:text-style-name="P1" draw:layer="layout" svg:width="2cm" svg:height="1.25cm" svg:x="7.039cm" svg:y="5.169cm">
          <draw:text-box>
            <text:p text:style-name="P1">Vues</text:p>
          </draw:text-box>
        </draw:frame>
        <draw:frame draw:style-name="gr5" draw:text-style-name="P1" draw:layer="layout" svg:width="1.6cm" svg:height="8.083cm" svg:x="7.439cm" svg:y="6.569cm">
          <draw:text-box>
            <text:p text:style-name="P1">01</text:p>
            <text:p text:style-name="P1">02</text:p>
            <text:p text:style-name="P1">03</text:p>
            <text:p text:style-name="P1">04</text:p>
            <text:p text:style-name="P1">05</text:p>
            <text:p text:style-name="P1">06</text:p>
            <text:p text:style-name="P1">07</text:p>
            <text:p text:style-name="P1">08</text:p>
            <text:p text:style-name="P1">09</text:p>
            <text:p text:style-name="P1">10</text:p>
            <text:p text:style-name="P1">11</text:p>
          </draw:text-box>
        </draw:frame>
        <draw:frame draw:style-name="gr1" draw:text-style-name="P1" draw:layer="layout" svg:width="5.5cm" svg:height="1.25cm" svg:x="9.839cm" svg:y="5.169cm">
          <draw:text-box>
            <text:p text:style-name="P1">Date de création</text:p>
          </draw:text-box>
        </draw:frame>
        <draw:frame draw:style-name="gr6" draw:text-style-name="P1" draw:layer="layout" svg:width="5.5cm" svg:height="8.795cm" svg:x="10.139cm" svg:y="6.669cm">
          <draw:text-box>
            <text:p text:style-name="P1">01/01/2006</text:p>
            <text:p text:style-name="P1">01/02/2006</text:p>
            <text:p text:style-name="P1">01/03/2006</text:p>
            <text:p text:style-name="P1">01/04/2006</text:p>
            <text:p text:style-name="P1">01/05/2006</text:p>
            <text:p text:style-name="P1">01/06/2006</text:p>
            <text:p text:style-name="P1">01/07/2006</text:p>
            <text:p text:style-name="P1">01/08/2006</text:p>
            <text:p text:style-name="P1">01/09/2006</text:p>
            <text:p text:style-name="P1">01/10/2006</text:p>
            <text:p text:style-name="P1">01/11/2006</text:p>
            <text:p text:style-name="P1"/>
          </draw:text-box>
        </draw:frame>
        <draw:frame draw:style-name="gr1" draw:text-style-name="P1" draw:layer="layout" svg:width="3.1cm" svg:height="1.25cm" svg:x="15.539cm" svg:y="5.169cm">
          <draw:text-box>
            <text:p text:style-name="P1">Notation</text:p>
          </draw:text-box>
        </draw:frame>
        <draw:frame draw:style-name="gr5" draw:text-style-name="P1" draw:layer="layout" svg:width="1.6cm" svg:height="8.083cm" svg:x="15.939cm" svg:y="6.57cm">
          <draw:text-box>
            <text:p text:style-name="P1">01</text:p>
            <text:p text:style-name="P1">02</text:p>
            <text:p text:style-name="P1">03</text:p>
            <text:p text:style-name="P1">04</text:p>
            <text:p text:style-name="P1">05</text:p>
            <text:p text:style-name="P1">06</text:p>
            <text:p text:style-name="P1">07</text:p>
            <text:p text:style-name="P1">08</text:p>
            <text:p text:style-name="P1">09</text:p>
            <text:p text:style-name="P1">10</text:p>
            <text:p text:style-name="P1">11</text:p>
          </draw:text-box>
        </draw:frame>
        <draw:frame draw:style-name="gr1" draw:text-style-name="P1" draw:layer="layout" svg:width="3.1cm" svg:height="1.25cm" svg:x="18.639cm" svg:y="5.169cm">
          <draw:text-box>
            <text:p text:style-name="P1">Publique</text:p>
          </draw:text-box>
        </draw:frame>
        <draw:frame draw:style-name="gr7" draw:text-style-name="P1" draw:layer="layout" svg:width="2cm" svg:height="8.75cm" svg:x="19.339cm" svg:y="6.169cm">
          <draw:text-box>
            <text:p text:style-name="P1"/>
          </draw:text-box>
        </draw:frame>
        <draw:frame draw:style-name="gr5" draw:text-style-name="P1" draw:layer="layout" svg:width="2cm" svg:height="8.083cm" svg:x="19.139cm" svg:y="6.669cm">
          <draw:text-box>
            <text:p text:style-name="P1">oui</text:p>
            <text:p text:style-name="P1">non</text:p>
            <text:p text:style-name="P1">oui</text:p>
            <text:p text:style-name="P1">non</text:p>
            <text:p text:style-name="P1">oui</text:p>
            <text:p text:style-name="P1">non</text:p>
            <text:p text:style-name="P1">oui</text:p>
            <text:p text:style-name="P1">non</text:p>
            <text:p text:style-name="P1">oui</text:p>
            <text:p text:style-name="P1">non</text:p>
            <text:p text:style-name="P1">oui</text:p>
          </draw:text-box>
        </draw:frame>
        <draw:frame draw:style-name="gr8" draw:text-style-name="P2" draw:layer="layout" svg:width="0.845cm" svg:height="0.845cm" svg:x="25.494cm" svg:y="5.169cm">
          <draw:image xlink:href="Pictures/10000201000000180000001829CA73B1.png" xlink:type="simple" xlink:show="embed" xlink:actuate="onLoad">
            <text:p text:style-name="P1"/>
          </draw:image>
        </draw:frame>
        <draw:frame draw:style-name="gr8" draw:text-style-name="P2" draw:layer="layout" svg:width="0.422cm" svg:height="0.422cm" svg:x="22.746cm" svg:y="6.97cm">
          <draw:image xlink:href="Pictures/100002000000001000000010616DDEB4.gif" xlink:type="simple" xlink:show="embed" xlink:actuate="onLoad">
            <text:p text:style-name="P1"/>
          </draw:image>
        </draw:frame>
        <draw:frame draw:style-name="gr8" draw:text-style-name="P2" draw:layer="layout" svg:width="0.422cm" svg:height="0.422cm" svg:x="23.346cm" svg:y="6.97cm">
          <draw:image xlink:href="Pictures/10000200000000100000001076202CC1.gif" xlink:type="simple" xlink:show="embed" xlink:actuate="onLoad">
            <text:p text:style-name="P1"/>
          </draw:image>
        </draw:frame>
        <draw:frame draw:style-name="gr8" draw:text-style-name="P2" draw:layer="layout" svg:width="0.422cm" svg:height="0.422cm" svg:x="22.746cm" svg:y="7.67cm">
          <draw:image xlink:href="Pictures/100002000000001000000010616DDEB4.gif" xlink:type="simple" xlink:show="embed" xlink:actuate="onLoad">
            <text:p text:style-name="P1"/>
          </draw:image>
        </draw:frame>
        <draw:frame draw:style-name="gr8" draw:text-style-name="P2" draw:layer="layout" svg:width="0.422cm" svg:height="0.422cm" svg:x="23.346cm" svg:y="7.67cm">
          <draw:image xlink:href="Pictures/10000200000000100000001076202CC1.gif" xlink:type="simple" xlink:show="embed" xlink:actuate="onLoad">
            <text:p text:style-name="P1"/>
          </draw:image>
        </draw:frame>
        <draw:frame draw:style-name="gr8" draw:text-style-name="P2" draw:layer="layout" svg:width="0.422cm" svg:height="0.422cm" svg:x="22.746cm" svg:y="8.47cm">
          <draw:image xlink:href="Pictures/100002000000001000000010616DDEB4.gif" xlink:type="simple" xlink:show="embed" xlink:actuate="onLoad">
            <text:p text:style-name="P1"/>
          </draw:image>
        </draw:frame>
        <draw:frame draw:style-name="gr8" draw:text-style-name="P2" draw:layer="layout" svg:width="0.422cm" svg:height="0.422cm" svg:x="23.346cm" svg:y="8.47cm">
          <draw:image xlink:href="Pictures/10000200000000100000001076202CC1.gif" xlink:type="simple" xlink:show="embed" xlink:actuate="onLoad">
            <text:p text:style-name="P1"/>
          </draw:image>
        </draw:frame>
        <draw:frame draw:style-name="gr8" draw:text-style-name="P2" draw:layer="layout" svg:width="0.422cm" svg:height="0.422cm" svg:x="22.746cm" svg:y="9.17cm">
          <draw:image xlink:href="Pictures/100002000000001000000010616DDEB4.gif" xlink:type="simple" xlink:show="embed" xlink:actuate="onLoad">
            <text:p text:style-name="P1"/>
          </draw:image>
        </draw:frame>
        <draw:frame draw:style-name="gr8" draw:text-style-name="P2" draw:layer="layout" svg:width="0.422cm" svg:height="0.422cm" svg:x="23.346cm" svg:y="9.17cm">
          <draw:image xlink:href="Pictures/10000200000000100000001076202CC1.gif" xlink:type="simple" xlink:show="embed" xlink:actuate="onLoad">
            <text:p text:style-name="P1"/>
          </draw:image>
        </draw:frame>
        <draw:frame draw:style-name="gr8" draw:text-style-name="P2" draw:layer="layout" svg:width="0.422cm" svg:height="0.422cm" svg:x="22.746cm" svg:y="9.87cm">
          <draw:image xlink:href="Pictures/100002000000001000000010616DDEB4.gif" xlink:type="simple" xlink:show="embed" xlink:actuate="onLoad">
            <text:p text:style-name="P1"/>
          </draw:image>
        </draw:frame>
        <draw:frame draw:style-name="gr8" draw:text-style-name="P2" draw:layer="layout" svg:width="0.422cm" svg:height="0.422cm" svg:x="23.346cm" svg:y="9.87cm">
          <draw:image xlink:href="Pictures/10000200000000100000001076202CC1.gif" xlink:type="simple" xlink:show="embed" xlink:actuate="onLoad">
            <text:p text:style-name="P1"/>
          </draw:image>
        </draw:frame>
        <draw:frame draw:style-name="gr8" draw:text-style-name="P2" draw:layer="layout" svg:width="0.422cm" svg:height="0.422cm" svg:x="22.746cm" svg:y="10.57cm">
          <draw:image xlink:href="Pictures/100002000000001000000010616DDEB4.gif" xlink:type="simple" xlink:show="embed" xlink:actuate="onLoad">
            <text:p text:style-name="P1"/>
          </draw:image>
        </draw:frame>
        <draw:frame draw:style-name="gr8" draw:text-style-name="P2" draw:layer="layout" svg:width="0.422cm" svg:height="0.422cm" svg:x="23.346cm" svg:y="10.57cm">
          <draw:image xlink:href="Pictures/10000200000000100000001076202CC1.gif" xlink:type="simple" xlink:show="embed" xlink:actuate="onLoad">
            <text:p text:style-name="P1"/>
          </draw:image>
        </draw:frame>
        <draw:frame draw:style-name="gr8" draw:text-style-name="P2" draw:layer="layout" svg:width="0.422cm" svg:height="0.422cm" svg:x="22.746cm" svg:y="11.37cm">
          <draw:image xlink:href="Pictures/100002000000001000000010616DDEB4.gif" xlink:type="simple" xlink:show="embed" xlink:actuate="onLoad">
            <text:p text:style-name="P1"/>
          </draw:image>
        </draw:frame>
        <draw:frame draw:style-name="gr8" draw:text-style-name="P2" draw:layer="layout" svg:width="0.422cm" svg:height="0.422cm" svg:x="23.346cm" svg:y="11.37cm">
          <draw:image xlink:href="Pictures/10000200000000100000001076202CC1.gif" xlink:type="simple" xlink:show="embed" xlink:actuate="onLoad">
            <text:p text:style-name="P1"/>
          </draw:image>
        </draw:frame>
        <draw:frame draw:style-name="gr8" draw:text-style-name="P2" draw:layer="layout" svg:width="0.422cm" svg:height="0.422cm" svg:x="22.746cm" svg:y="12.07cm">
          <draw:image xlink:href="Pictures/100002000000001000000010616DDEB4.gif" xlink:type="simple" xlink:show="embed" xlink:actuate="onLoad">
            <text:p text:style-name="P1"/>
          </draw:image>
        </draw:frame>
        <draw:frame draw:style-name="gr8" draw:text-style-name="P2" draw:layer="layout" svg:width="0.422cm" svg:height="0.422cm" svg:x="23.346cm" svg:y="12.07cm">
          <draw:image xlink:href="Pictures/10000200000000100000001076202CC1.gif" xlink:type="simple" xlink:show="embed" xlink:actuate="onLoad">
            <text:p text:style-name="P1"/>
          </draw:image>
        </draw:frame>
        <draw:frame draw:style-name="gr8" draw:text-style-name="P2" draw:layer="layout" svg:width="0.422cm" svg:height="0.422cm" svg:x="22.746cm" svg:y="12.77cm">
          <draw:image xlink:href="Pictures/100002000000001000000010616DDEB4.gif" xlink:type="simple" xlink:show="embed" xlink:actuate="onLoad">
            <text:p text:style-name="P1"/>
          </draw:image>
        </draw:frame>
        <draw:frame draw:style-name="gr8" draw:text-style-name="P2" draw:layer="layout" svg:width="0.422cm" svg:height="0.422cm" svg:x="23.346cm" svg:y="12.77cm">
          <draw:image xlink:href="Pictures/10000200000000100000001076202CC1.gif" xlink:type="simple" xlink:show="embed" xlink:actuate="onLoad">
            <text:p text:style-name="P1"/>
          </draw:image>
        </draw:frame>
        <draw:frame draw:style-name="gr8" draw:text-style-name="P2" draw:layer="layout" svg:width="0.422cm" svg:height="0.422cm" svg:x="22.746cm" svg:y="13.47cm">
          <draw:image xlink:href="Pictures/100002000000001000000010616DDEB4.gif" xlink:type="simple" xlink:show="embed" xlink:actuate="onLoad">
            <text:p text:style-name="P1"/>
          </draw:image>
        </draw:frame>
        <draw:frame draw:style-name="gr8" draw:text-style-name="P2" draw:layer="layout" svg:width="0.422cm" svg:height="0.422cm" svg:x="23.346cm" svg:y="13.47cm">
          <draw:image xlink:href="Pictures/10000200000000100000001076202CC1.gif" xlink:type="simple" xlink:show="embed" xlink:actuate="onLoad">
            <text:p text:style-name="P1"/>
          </draw:image>
        </draw:frame>
        <draw:frame draw:style-name="gr8" draw:text-style-name="P2" draw:layer="layout" svg:width="0.422cm" svg:height="0.422cm" svg:x="22.746cm" svg:y="14.17cm">
          <draw:image xlink:href="Pictures/100002000000001000000010616DDEB4.gif" xlink:type="simple" xlink:show="embed" xlink:actuate="onLoad">
            <text:p text:style-name="P1"/>
          </draw:image>
        </draw:frame>
        <draw:frame draw:style-name="gr8" draw:text-style-name="P2" draw:layer="layout" svg:width="0.422cm" svg:height="0.422cm" svg:x="23.346cm" svg:y="14.17cm">
          <draw:image xlink:href="Pictures/10000200000000100000001076202CC1.gif" xlink:type="simple" xlink:show="embed" xlink:actuate="onLoad">
            <text:p text:style-name="P1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69cm" fo:margin-bottom="1.303cm" fo:margin-left="0.339cm" fo:margin-right="0.37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Hervé Thouzard</meta:initial-creator>
    <meta:creation-date>2006-08-05T17:47:50</meta:creation-date>
    <dc:creator>Hervé Thouzard</dc:creator>
    <dc:date>2006-08-05T18:08:58</dc:date>
    <dc:language>fr-FR</dc:language>
    <meta:editing-cycles>8</meta:editing-cycles>
    <meta:editing-duration>PT21M16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